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text-align="center" style:justify-single-word="false"/>
      <style:text-properties officeooo:paragraph-rsid="001eb9ac"/>
    </style:style>
    <style:style style:name="P2" style:family="paragraph" style:parent-style-name="Text_20_body" style:list-style-name="L2">
      <style:text-properties officeooo:rsid="001eb9ac" officeooo:paragraph-rsid="001eb9ac"/>
    </style:style>
    <style:style style:name="P3" style:family="paragraph" style:parent-style-name="Text_20_body" style:list-style-name="L1"/>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text-properties fo:font-weight="bold" style:font-weight-asian="bold" style:font-weight-complex="bold"/>
    </style:style>
    <style:style style:name="P8" style:family="paragraph" style:parent-style-name="Text_20_body">
      <style:text-properties officeooo:rsid="001f9ba7" officeooo:paragraph-rsid="001f9ba7"/>
    </style:style>
    <style:style style:name="P9" style:family="paragraph" style:parent-style-name="Text_20_body">
      <style:text-properties officeooo:paragraph-rsid="00236521"/>
    </style:style>
    <style:style style:name="P10" style:family="paragraph" style:parent-style-name="Text_20_body">
      <style:text-properties fo:font-size="12pt" officeooo:paragraph-rsid="00236521" style:font-size-asian="12pt" style:font-size-complex="12pt"/>
    </style:style>
    <style:style style:name="P11" style:family="paragraph" style:parent-style-name="Text_20_body">
      <style:text-properties fo:font-size="12pt" officeooo:paragraph-rsid="00200ed2" style:font-size-asian="12pt" style:font-size-complex="12pt"/>
    </style:style>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P17" style:family="paragraph" style:parent-style-name="Text_20_body">
      <style:paragraph-properties fo:margin-top="0cm" fo:margin-bottom="0cm" loext:contextual-spacing="false" fo:text-align="center" style:justify-single-word="false"/>
      <style:text-properties officeooo:rsid="00200ed2" officeooo:paragraph-rsid="00200ed2"/>
    </style:style>
    <style:style style:name="T1" style:family="text">
      <style:text-properties officeooo:rsid="001eb9ac"/>
    </style:style>
    <style:style style:name="T2" style:family="text">
      <style:text-properties officeooo:rsid="001f9ba7"/>
    </style:style>
    <style:style style:name="T3" style:family="text">
      <style:text-properties style:text-position="super 58%"/>
    </style:style>
    <style:style style:name="T4" style:family="text">
      <style:text-properties style:text-position="super 58%" officeooo:rsid="001f9ba7"/>
    </style:style>
    <style:style style:name="T5" style:family="text">
      <style:text-properties style:text-position="super 58%" officeooo:rsid="00200ed2"/>
    </style:style>
    <style:style style:name="T6" style:family="text">
      <style:text-properties style:text-position="super 58%" fo:font-size="10pt" style:font-size-asian="10pt" style:font-size-complex="10pt"/>
    </style:style>
    <style:style style:name="T7" style:family="text">
      <style:text-properties style:text-position="super 58%" fo:font-size="10pt" officeooo:rsid="00200ed2" style:font-size-asian="10pt" style:font-size-complex="10pt"/>
    </style:style>
    <style:style style:name="T8" style:family="text">
      <style:text-properties style:text-position="super 58%" fo:font-size="10pt" officeooo:rsid="00217569" style:font-size-asian="10pt" style:font-size-complex="10pt"/>
    </style:style>
    <style:style style:name="T9" style:family="text">
      <style:text-properties style:text-position="super 58%" fo:font-size="10pt" officeooo:rsid="00236521" style:font-size-asian="10pt" style:font-size-complex="10pt"/>
    </style:style>
    <style:style style:name="T10" style:family="text">
      <style:text-properties style:text-position="super 58%" officeooo:rsid="00236521"/>
    </style:style>
    <style:style style:name="T11" style:family="text">
      <style:text-properties fo:font-size="10pt" style:font-size-asian="10pt" style:font-size-complex="10pt"/>
    </style:style>
    <style:style style:name="T12" style:family="text">
      <style:text-properties fo:font-size="10pt" officeooo:rsid="00200ed2" style:font-size-asian="10pt" style:font-size-complex="10pt"/>
    </style:style>
    <style:style style:name="T13" style:family="text">
      <style:text-properties fo:font-size="10pt" officeooo:rsid="001f9ba7" style:font-size-asian="10pt" style:font-size-complex="10pt"/>
    </style:style>
    <style:style style:name="T14" style:family="text">
      <style:text-properties fo:font-size="10pt" officeooo:rsid="00212717" style:font-size-asian="10pt" style:font-size-complex="10pt"/>
    </style:style>
    <style:style style:name="T15" style:family="text">
      <style:text-properties fo:font-size="10pt" officeooo:rsid="00236521" style:font-size-asian="10pt" style:font-size-complex="10pt"/>
    </style:style>
    <style:style style:name="T16" style:family="text">
      <style:text-properties officeooo:rsid="00200ed2"/>
    </style:style>
    <style:style style:name="T17" style:family="text">
      <style:text-properties officeooo:rsid="0023652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span text:style-name="T1">Sites that use or have used the Moodle CodeRunner plugin</text:span></text:h>
      <text:p text:style-name="P17">Richard Lobb</text:p>
      <text:p text:style-name="P17">The University of Canterbury</text:p>
      <text:p text:style-name="P17">3 October 2018</text:p>
      <text:p text:style-name="P8"/>
      <text:p text:style-name="P10"><text:span text:style-name="T2">The Moodle plugin repository</text:span><text:span text:style-name="T4">1</text:span><text:span text:style-name="T2"> reports that 552 Moodle sites had the CodeRunner plugin installed in September 2018. The specific sites are not listed anywhere and most users of a Moodle plugin do not correspond with the question author. However I have been able to put together the following list of 41 sites, gleaned from</text:span> <text:span text:style-name="T16">postings</text:span> to <text:span text:style-name="T16">the CodeRunner question authors' forum</text:span><text:span text:style-name="T5">2</text:span> <text:span text:style-name="T17">and developers' forum</text:span><text:span text:style-name="T10">3</text:span><text:span text:style-name="T17"> or from users who have corresponded with me directly. </text:span><text:s/><text:span text:style-name="T1">There are also a few postings to the forum from Russia, Serbia, India and elsewhere but I can't track down the actual institutions. One site (University of Warwick) is included because there's a mention of CodeRunner on their website. I am providing the list as evidence for the widespread geographic uptake of CodeRunner. Other evidence for this comes from the translations of at least some of the CodeRunner language strings into other languages</text:span><text:span text:style-name="T10">4</text:span><text:span text:style-name="T1">: Spanish, Swedish, German, Romanian and Greek.</text:span></text:p>
      <text:p text:style-name="P11"><text:span text:style-name="T16">Disclaimer: </text:span>I don't actually know how much use the different institutions are making of CodeRunner or even if they're still using it.</text:p>
      <text:p text:style-name="P7">Southern Hemisphere:</text:p>
      <text:list xml:id="list1595007794" text:style-name="L1">
        <text:list-item>
          <text:p text:style-name="P12">University of Canterbury</text:p>
        </text:list-item>
        <text:list-item>
          <text:p text:style-name="P12">University of Auckland</text:p>
        </text:list-item>
        <text:list-item>
          <text:p text:style-name="P12">Open University</text:p>
        </text:list-item>
        <text:list-item>
          <text:p text:style-name="P12">Flinders University, Australia</text:p>
        </text:list-item>
        <text:list-item>
          <text:p text:style-name="P12">Stellenbosch University, South Africa</text:p>
        </text:list-item>
        <text:list-item>
          <text:p text:style-name="P12">Pontificia Universidad Católica de Valparaiso, Chile</text:p>
        </text:list-item>
        <text:list-item>
          <text:p text:style-name="P12">Federal University of Technology - Paraná, Brazil</text:p>
        </text:list-item>
        <text:list-item>
          <text:p text:style-name="P3">Le Lycée Français de Tananarive, Madagascar</text:p>
        </text:list-item>
      </text:list>
      <text:p text:style-name="P7">UK and Ireland </text:p>
      <text:list xml:id="list2047573306" text:style-name="L2">
        <text:list-item>
          <text:p text:style-name="P13">University of Edinburgh</text:p>
        </text:list-item>
        <text:list-item>
          <text:p text:style-name="P13">University College, Dublin</text:p>
        </text:list-item>
        <text:list-item>
          <text:p text:style-name="P13">Birmingham City University, UK</text:p>
        </text:list-item>
        <text:list-item>
          <text:p text:style-name="P13">University of Hertfordshire, UK</text:p>
        </text:list-item>
        <text:list-item>
          <text:p text:style-name="P13">University of Coventry, UK</text:p>
        </text:list-item>
        <text:list-item>
          <text:p text:style-name="P13">Loughborough University</text:p>
        </text:list-item>
        <text:list-item>
          <text:p text:style-name="P13">Galway Mayo Institute of Technology</text:p>
        </text:list-item>
        <text:list-item>
          <text:p text:style-name="P13">George Mitchell School, UK</text:p>
        </text:list-item>
        <text:list-item>
          <text:p text:style-name="P2">University of Warwick, UK</text:p>
        </text:list-item>
      </text:list>
      <text:p text:style-name="P7">Europe and East Europe</text:p>
      <text:list xml:id="list2949261388" text:style-name="L3">
        <text:list-item>
          <text:p text:style-name="P14">University of Montpellier, France</text:p>
        </text:list-item>
        <text:list-item>
          <text:p text:style-name="P14">Technische Universität München, Germany</text:p>
        </text:list-item>
        <text:list-item>
          <text:p text:style-name="P14">University of Vienna, Austria</text:p>
        </text:list-item>
        <text:list-item>
          <text:p text:style-name="P14">Hamburg University of Applied Sciences, Germany</text:p>
        </text:list-item>
        <text:list-item>
          <text:p text:style-name="P14"><text:soft-page-break/>University of Granada, Spain</text:p>
        </text:list-item>
        <text:list-item>
          <text:p text:style-name="P14">University of Nice, France</text:p>
        </text:list-item>
        <text:list-item>
          <text:p text:style-name="P14">University of Eastern Finland, Finland</text:p>
        </text:list-item>
        <text:list-item>
          <text:p text:style-name="P14">Berner Fachhochscule, Switzerland</text:p>
        </text:list-item>
        <text:list-item>
          <text:p text:style-name="P14">UAS Technikum Wien, Austria</text:p>
        </text:list-item>
        <text:list-item>
          <text:p text:style-name="P14">Université de Toulon, France</text:p>
        </text:list-item>
        <text:list-item>
          <text:p text:style-name="P14">Académie de Lyon, France</text:p>
        </text:list-item>
        <text:list-item>
          <text:p text:style-name="P14">Hochschule für angewandte Wissenschaften München, Germany</text:p>
        </text:list-item>
        <text:list-item>
          <text:p text:style-name="P14">Rohde &amp; Schwarz, Germany</text:p>
        </text:list-item>
        <text:list-item>
          <text:p text:style-name="P4">Warsaw Polytechnic, Poland</text:p>
        </text:list-item>
      </text:list>
      <text:p text:style-name="P7">North America</text:p>
      <text:list xml:id="list449429399" text:style-name="L4">
        <text:list-item>
          <text:p text:style-name="P15">Bowdoin College, USA</text:p>
        </text:list-item>
        <text:list-item>
          <text:p text:style-name="P15">University of Delaware, USA</text:p>
        </text:list-item>
        <text:list-item>
          <text:p text:style-name="P15">University of Colorado, USA</text:p>
        </text:list-item>
        <text:list-item>
          <text:p text:style-name="P15">University of Minnesota, USA</text:p>
        </text:list-item>
        <text:list-item>
          <text:p text:style-name="P5">Etobicoke Collegiate Institute, Canada</text:p>
        </text:list-item>
      </text:list>
      <text:p text:style-name="P7">Asia</text:p>
      <text:list xml:id="list635184112" text:style-name="L5">
        <text:list-item>
          <text:p text:style-name="P16">Qingdao University, China [possibly - it's hard to identify exactly where <text:span text:style-name="T1">correspondent</text:span> 贺 李 comes from, but he gives Qingdao as his hometown  and Qingdao University has a research project report that quotes CodeRunner]</text:p>
        </text:list-item>
        <text:list-item>
          <text:p text:style-name="P16">Vishnu Institute of Technology, India</text:p>
        </text:list-item>
        <text:list-item>
          <text:p text:style-name="P16">Karunya University, India</text:p>
        </text:list-item>
        <text:list-item>
          <text:p text:style-name="P16">School of Infocomm (SOI), Singapore</text:p>
        </text:list-item>
        <text:list-item>
          <text:p text:style-name="P16">National Institute of Technology, Yuge College, Japan</text:p>
          <text:p text:style-name="P6"/>
        </text:list-item>
      </text:list>
      <text:p text:style-name="P9"><text:span text:style-name="T4">1</text:span><text:span text:style-name="T13">https://moodle.org/plugins/stats.php?plugin=qtype_coderunner<text:line-break/></text:span><text:span text:style-name="T7">2</text:span><text:span text:style-name="T12">http://coderunner.org.nz/mod/forum/view.php?id=51<text:line-break/></text:span><text:span text:style-name="T9">3</text:span><text:span text:style-name="T12">http://coderunner.org.nz/mod/forum/view.php?id=</text:span><text:span text:style-name="T15">183</text:span><text:span text:style-name="T12"><text:line-break/></text:span><text:span text:style-name="T9">4</text:span><text:span text:style-name="T14">https://lang.moodle.org/local/amos/view.ph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3:18:53.193542194</meta:creation-date>
    <dc:date>2018-10-03T14:14:17.589443924</dc:date>
    <meta:editing-duration>PT3M21S</meta:editing-duration>
    <meta:editing-cycles>1</meta:editing-cycles>
    <meta:document-statistic meta:table-count="0" meta:image-count="0" meta:object-count="0" meta:page-count="2" meta:paragraph-count="54" meta:word-count="450" meta:character-count="2999" meta:non-whitespace-character-count="2641"/>
    <meta:generator>LibreOffice/6.0.6.2$Linux_X86_64 LibreOffice_project/00m0$Build-2</meta:generator>
  </office:meta>
</office:document-meta>
</file>